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4.411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af5c7" officeooo:paragraph-rsid="000af5c7" fo:background-color="transparent" style:font-size-asian="12pt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officeooo:rsid="000af5c7" officeooo:paragraph-rsid="000af5c7" style:font-size-asian="12pt" style:font-size-complex="12pt"/>
    </style:style>
    <style:style style:name="P7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052967"/>
    </style:style>
    <style:style style:name="T2" style:family="text">
      <style:text-properties officeooo:rsid="000af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ualo8c7nazq5"/>IPO CHAR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2">QuadraticEquation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The user will input values A, B, and C to be put into a quadratic equation.</text:p>
          </table:table-cell>
          <table:table-cell table:style-name="Table1.B1" office:value-type="string">
            <text:p text:style-name="P5">Gather the user input first (use try-except loops). Then assign variables <text:span text:style-name="T3">root1</text:span><text:span text:style-name="T4"> and </text:span><text:span text:style-name="T3">root2</text:span><text:span text:style-name="T4"> the positive and negative results of the equation.</text:span></text:p>
          </table:table-cell>
          <table:table-cell table:style-name="Table1.B1" office:value-type="string">
            <text:p text:style-name="P6">Both roots of the quadratic equat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30T23:15:08.034113154</dc:date>
    <meta:editing-duration>PT44M11S</meta:editing-duration>
    <meta:editing-cycles>7</meta:editing-cycles>
    <meta:document-statistic meta:table-count="1" meta:image-count="0" meta:object-count="0" meta:page-count="1" meta:paragraph-count="12" meta:word-count="79" meta:character-count="462" meta:non-whitespace-character-count="395"/>
  </office:meta>
</office:document-meta>
</file>